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INCUBADORA RODRIGUEZ SAC</text:p>
            <text:p text:style-name="P5"><text:span text:style-name="T15">Dni</text:span><text:span text:style-name="T14">:</text:span></text:p>
            <text:p text:style-name="P5"><text:span text:style-name="T15">Ruc</text:span><text:span text:style-name="T14">:2048177727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C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VIPOLL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FLOR PAUC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0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8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90</text:p>
          </table:table-cell>
          <table:table-cell table:style-name="Tableau1.D2" office:value-type="string">
            <text:p text:style-name="P18">9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9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FRANCISCO RODRIGUEZ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9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5:19:2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